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Symbol" style:font-style-name="Normal" style:font-pitch="variable" style:font-charset="x-symbol" fo:font-size="36pt" style:font-size-asian="18pt" style:font-size-complex="18pt"/>
    </style:style>
    <style:style style:name="T1" style:family="text">
      <style:text-properties fo:font-family="Symbol" style:font-style-name="Normal" style:font-pitch="variable" style:font-charset="x-symbol" fo:font-size="36pt" style:font-size-asian="18pt" style:font-size-complex="18pt"/>
    </style:style>
    <style:style style:name="T2" style:family="text">
      <style:text-properties fo:font-family="'Liberation Sans'" style:font-family-generic="swiss" style:font-pitch="variable" fo:font-size="36pt" style:font-size-asian="18pt" style:font-size-complex="18pt"/>
    </style:style>
    <style:style style:name="T3" style:family="text">
      <style:text-properties style:text-position="sub 58%" fo:font-family="'Liberation Sans'" style:font-family-generic="swiss" style:font-pitch="variable" fo:font-size="36pt" style:font-size-asian="18pt" style:font-size-complex="18pt"/>
    </style:style>
    <style:style style:name="T4" style:family="text">
      <style:text-properties fo:font-family="'Liberation Sans'" style:font-family-generic="swiss" style:font-pitch="variable" fo:font-size="36pt" style:font-size-asian="18pt" style:font-size-complex="18pt"/>
    </style:style>
    <style:style style:name="T5" style:family="text">
      <style:text-properties style:text-position="sub 58%" fo:font-family="'Liberation Sans'" style:font-family-generic="swiss" style:font-pitch="variable" fo:font-size="3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8.09cm" svg:height="13.877cm" draw:transform="rotate (1.12015231392975) translate (2.69961182672079cm 15.6386520032543cm)" svg:viewBox="0 0 18091 13878" svg:d="m0 58c5467 0 11018-921 7562 4571s10529 9249 10529 9249">
          <text:p/>
        </draw:path>
        <draw:line draw:style-name="gr2" draw:text-style-name="P1" draw:layer="layout" svg:x1="2.758cm" svg:y1="15.68cm" svg:x2="9.33cm" svg:y2="9.748cm">
          <text:p/>
        </draw:line>
        <draw:line draw:style-name="gr2" draw:text-style-name="P1" draw:layer="layout" svg:x1="9.33cm" svg:y1="9.748cm" svg:x2="19.106cm" svg:y2="9.219cm">
          <text:p/>
        </draw:line>
        <draw:line draw:style-name="gr2" draw:text-style-name="P1" draw:layer="layout" svg:x1="19.078cm" svg:y1="9.247cm" svg:x2="23.033cm" svg:y2="5.431cm">
          <text:p/>
        </draw:line>
        <draw:custom-shape draw:style-name="gr3" draw:text-style-name="P1" draw:layer="layout" svg:width="0.445cm" svg:height="0.445cm" svg:x="9.107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45cm" svg:height="0.445cm" svg:x="2.563cm" svg:y="15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45cm" svg:height="0.445cm" svg:x="18.94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45cm" svg:height="0.445cm" svg:x="22.866cm" svg:y="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023cm" svg:height="1.907cm" svg:x="12.645cm" svg:y="13.397cm">
          <draw:text-box>
            <text:p><text:span text:style-name="T1">g</text:span></text:p>
          </draw:text-box>
        </draw:frame>
        <draw:frame draw:style-name="gr4" draw:text-style-name="P2" draw:layer="layout" svg:width="4.007cm" svg:height="2.223cm" svg:x="2.035cm" svg:y="16.1cm">
          <draw:text-box>
            <text:p><text:span text:style-name="T1">g(0</text:span><text:span text:style-name="T2">=t</text:span><text:span text:style-name="T3">0</text:span><text:span text:style-name="T2">)</text:span></text:p>
          </draw:text-box>
        </draw:frame>
        <draw:frame draw:style-name="gr4" draw:text-style-name="P2" draw:layer="layout" svg:width="4.007cm" svg:height="2.223cm" svg:x="22.115cm" svg:y="2.648cm">
          <draw:text-box>
            <text:p><text:span text:style-name="T1">g(1</text:span><text:span text:style-name="T4">=t</text:span><text:span text:style-name="T5">3</text:span><text:span text:style-name="T1">)</text:span></text:p>
          </draw:text-box>
        </draw:frame>
        <draw:frame draw:style-name="gr4" draw:text-style-name="P2" draw:layer="layout" svg:width="2.632cm" svg:height="2.223cm" svg:x="9.11cm" svg:y="6.633cm">
          <draw:text-box>
            <text:p><text:span text:style-name="T1">g</text:span><text:span text:style-name="T2">(t</text:span><text:span text:style-name="T3">1</text:span><text:span text:style-name="T2">)</text:span></text:p>
          </draw:text-box>
        </draw:frame>
        <draw:frame draw:style-name="gr4" draw:text-style-name="P2" draw:layer="layout" svg:width="2.632cm" svg:height="2.223cm" svg:x="20.389cm" svg:y="9.196cm">
          <draw:text-box>
            <text:p><text:span text:style-name="T1">g</text:span><text:span text:style-name="T2">(t</text:span><text:span text:style-name="T3">2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04T15:29:21</meta:creation-date>
    <dc:date>2011-08-04T15:34:42</dc:date>
    <dc:creator>Stephane Puechmorel</dc:creator>
    <meta:editing-duration>PT5M21S</meta:editing-duration>
    <meta:editing-cycles>1</meta:editing-cycles>
    <meta:document-statistic meta:object-count="13"/>
    <meta:generator>LibreOffice/3.3$Unix LibreOffice_project/330m19$Build-202</meta:generator>
  </office:meta>
</office:document-meta>
</file>